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-color="#ff950e" draw:opacity="50%" draw:textarea-horizontal-align="justify" draw:textarea-vertical-align="middle" draw:auto-grow-height="false" draw:shadow-opacity="50%"/>
    </style:style>
    <style:style style:name="gr2" style:family="graphic" style:parent-style-name="standard">
      <style:graphic-properties svg:stroke-color="#000000" draw:fill-color="#ff950e" draw:textarea-horizontal-align="justify" draw:textarea-vertical-align="middle" draw:auto-grow-height="false"/>
    </style:style>
    <style:style style:name="gr3" style:family="graphic" style:parent-style-name="standard">
      <style:graphic-properties svg:stroke-color="#000000" draw:textarea-horizontal-align="justify" draw:textarea-vertical-align="middle" draw:auto-grow-height="false"/>
    </style:style>
    <style:style style:name="gr4" style:family="graphic" style:parent-style-name="standard">
      <style:graphic-properties svg:stroke-color="#000000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24pt" style:font-size-asian="24pt" style:font-size-complex="24pt"/>
    </style:style>
    <style:style style:name="T1" style:family="text">
      <style:text-properties fo:font-size="24pt" style:font-size-asian="24pt" style:font-size-complex="2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1.614cm" svg:height="1.19cm" svg:x="2.564cm" svg:y="2.291cm">
          <text:p text:style-name="P1"><text:span text:style-name="T1">1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.614cm" svg:height="1.19cm" svg:x="4.1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5.764cm" svg:y="2.291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7.364cm" svg:y="2.291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8.964cm" svg:y="2.291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0.564cm" svg:y="2.291cm">
          <text:p text:style-name="P1"><text:span text:style-name="T1">1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2.164cm" svg:y="2.291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3.7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5.364cm" svg:y="2.292cm">
          <text:p text:style-name="P1"><text:span text:style-name="T1">2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6.964cm" svg:y="2.292cm">
          <text:p text:style-name="P1"><text:span text:style-name="T1">3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18.564cm" svg:y="2.292cm">
          <text:p text:style-name="P1"><text:span text:style-name="T1">2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0.164cm" svg:y="2.292cm">
          <text:p text:style-name="P1"><text:span text:style-name="T1">5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1.764cm" svg:y="2.292cm">
          <text:p text:style-name="P1"><text:span text:style-name="T1">7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3.364cm" svg:y="2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4.964cm" svg:y="2.293cm">
          <text:p text:style-name="P1"><text:span text:style-name="T1">4</text:span></text:p>
          <draw:enhanced-geometry svg:viewBox="0 0 21600 21600" draw:type="rectangle" draw:enhanced-path="M 0 0 L 21600 0 21600 21600 0 21600 0 0 Z N"/>
        </draw:custom-shape>
        <draw:custom-shape draw:style-name="gr3" draw:text-style-name="P2" draw:layer="layout" svg:width="1.614cm" svg:height="1.19cm" svg:x="2.564cm" svg:y="5.292cm">
          <text:p text:style-name="P1"><text:span text:style-name="T1">0</text:span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4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5.7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7.3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8.9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0.5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2.164cm" svg:y="5.292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3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5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6.9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18.5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0.1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1.7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3.364cm" svg:y="5.293cm">
          <text:p text:style-name="P1"><text:span text:style-name="T1"/></text:p>
          <draw:enhanced-geometry svg:viewBox="0 0 21600 21600" draw:type="rectangle" draw:enhanced-path="M 0 0 L 21600 0 21600 21600 0 21600 0 0 Z N"/>
        </draw:custom-shape>
        <draw:custom-shape draw:style-name="gr4" draw:text-style-name="P2" draw:layer="layout" svg:width="1.614cm" svg:height="1.19cm" svg:x="24.964cm" svg:y="5.294cm">
          <text:p text:style-name="P1"><text:span text:style-name="T1"/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21cm" fo:page-height="11.43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lucterio </meta:initial-creator>
    <meta:creation-date>2016-04-28T23:14:51.561279773</meta:creation-date>
    <dc:date>2016-06-11T22:51:21.198821503</dc:date>
    <dc:creator>elucterio </dc:creator>
    <meta:editing-duration>P1DT1H9M46S</meta:editing-duration>
    <meta:editing-cycles>46</meta:editing-cycles>
    <meta:generator>LibreOffice/4.2.8.2$Linux_X86_64 LibreOffice_project/420m0$Build-2</meta:generator>
    <meta:document-statistic meta:object-count="30"/>
  </office:meta>
</office:document-meta>
</file>